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fo:color="#c9211e" loext:opacity="100%"/>
    </style:style>
    <style:style style:name="P3" style:family="paragraph" style:parent-style-name="Standard">
      <style:text-properties fo:color="#c9211e" loext:opacity="100%" officeooo:paragraph-rsid="001d6bf7"/>
    </style:style>
    <style:style style:name="P4" style:family="paragraph" style:parent-style-name="Standard">
      <style:text-properties fo:color="#c9211e" loext:opacity="100%" officeooo:paragraph-rsid="001e71d4"/>
    </style:style>
    <style:style style:name="P5" style:family="paragraph" style:parent-style-name="Standard">
      <style:text-properties officeooo:paragraph-rsid="001e71d4"/>
    </style:style>
    <style:style style:name="P6" style:family="paragraph" style:parent-style-name="Standard">
      <style:text-properties fo:color="#c9211e" loext:opacity="100%" fo:font-style="italic" style:font-style-asian="italic" style:font-style-complex="italic"/>
    </style:style>
    <style:style style:name="T1" style:family="text">
      <style:text-properties fo:color="#c9211e" loext:opacity="100%"/>
    </style:style>
    <style:style style:name="T2" style:family="text">
      <style:text-properties officeooo:rsid="001d6bf7"/>
    </style:style>
    <style:style style:name="T3" style:family="text">
      <style:text-properties officeooo:rsid="001e71d4"/>
    </style:style>
    <style:style style:name="T4" style:family="text">
      <style:text-properties fo:color="#c9211e" loext:opacity="100%"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VAN DRIEL-HOFKER / NLS A.P. SPAAN</text:p>
      <text:p text:style-name="Standard">PRODUCTIE 40</text:p>
      <text:p text:style-name="Standard"/>
      <text:p text:style-name="Standard"/>
      <text:p text:style-name="P1">Reactie van llonka op bijlage 5 van Herbrand bij het verweerschrift op het verzoek tot ontslag van executeurs</text:p>
      <text:p text:style-name="Standard"/>
      <text:p text:style-name="Standard"><text:span text:style-name="T1">Mijn reacties op de teksten van Herbrand</text:span> (als plaatjes uit zijn document</text:p>
      <text:p text:style-name="Standard">hier aangehaald) <text:span text:style-name="T1">in rode tekst.</text:span></text:p>
      <text:p text:style-name="P2"/>
      <text:p text:style-name="Standard">Ik (Herbrand) wil u op de hoogte brengen wat ik meegemaakt heb de afgelopen 3 jaar. Ik vind</text:p>
      <text:p text:style-name="Standard">deze achtergrondinformatie belangrijk als u het verzoekschrift gaat lezen.</text:p>
      <text:p text:style-name="Standard"/>
      <text:p text:style-name="Standard">Moeder had tot 2 keer toe haar heup gebroken najaar 2021, en llonka besloot in december</text:p>
      <text:p text:style-name="Standard">2021 <text:s/>dat de ouderlijke woning verkocht moest worden. Vervolgens gingen Wineke en ik de woning aan het klaarmaken voor de verkoop, wat heel leuk werk was met alle herinneringen die we tegenkwamen, llonka was ook welkom en kwam af en toe langs.</text:p>
      <text:p text:style-name="Standard"/>
      <text:p text:style-name="P2">Ik heb gezegd eerst schilderijen taxeren, daarna schilderijen verdelen en daarna pas huis te koop</text:p>
      <text:p text:style-name="P2">zetten. Dat is ook duidelijk te lezen in de mail van december 2021 waar Herbrand naar verwijst.</text:p>
      <text:p text:style-name="P2">Wineke wilde mij er niet bij hebben. Ze maakten achter mijn rug om afspraken om het huis op te</text:p>
      <text:p text:style-name="P2">ruimen. Mijn speelgoed en mijn artikelen waren in een hoek van de garage neergezet en kon ik</text:p>
      <text:p text:style-name="P2">ophalen. Ik vond in de kliko nog allemaal emotionele en soms bruikbare spullen, o.a. een codicil van mijn vader enz.</text:p>
      <text:p text:style-name="Standard"/>
      <text:p text:style-name="Standard">Op 12 februari 2022 was ik getuige van een handelingvan llonka, die een object meenam uit</text:p>
      <text:p text:style-name="Standard">de verdeling dat bedoeld was voor Wineke. Het object, alleen emotionele waarde, was gespreksonderwerp de week ervoor en de 2 weken erna. Als oudste van de familie voelde ik</text:p>
      <text:p text:style-name="Standard">me verplicht om dit probleem tussen zussen glad te strijken, en maakte een afspraak met</text:p>
      <text:p text:style-name="Standard">llonka op 3 maart 2022, bij Motel de Witte Bergen om tot een situatie te komen “zand erover”, en moeder in haar laatste levensfase hier niet mee te belasten.</text:p>
      <text:p text:style-name="Standard"/>
      <text:p text:style-name="P2">Dit is gelogen. Ik zou houten noren hebben meegenomen. Wat moet ik in hemelsnaam met houten</text:p>
      <text:p text:style-name="P2">noren. Ik vermoed dat ze die schaatsen per ongeluk weggegooid hebben. Toevallig had ik op 10</text:p>
      <text:p text:style-name="P2">februari toen ik mijn speelgoed kwam ophalen foto’s gemaakt van de spullen die ze in de garage</text:p>
      <text:p text:style-name="P2">hadden gezet. Ik was namelijk nogal van streek om al mijn spullen in een hoek van de garage aan te</text:p>
      <text:p text:style-name="P2">treffen. Op 1 foto stond een doos met houten schaatsen. Dezelfde doos met dezelfde inhoud stond er</text:p>
      <text:p text:style-name="P2">2 maanden later nog.</text:p>
      <text:p text:style-name="Standard"/>
      <text:p text:style-name="Standard"/>
      <text:p text:style-name="P2">Ik vond een gesprek met Herbrand een goed idee, want ik wilde graag de relatie met Wineke verbeteren. Herbrand bleek heel andere ideeën te hebben. Ik moest direct bij het begin van het</text:p>
      <text:p text:style-name="P2">gesprek toegeven dat ik de schaatsen had gestolen. Ik had dat niet gedaan, dus dat kon ik ook</text:p>
      <text:p text:style-name="P2">moeilijk toegeven. Hij wilde een leugendetector gaan gebruiken. Ik stemde gelijk toe. want had niets te verbergen. Daarop is Herbrand kwaad weg gelopen. Achteraf was ik blij dat de afspraak in het motel gemaakt was, wie weet hoe zijn kwaadheid voor mij was afgelopen als er geen mensen in de buurt waren geweest.</text:p>
      <text:p text:style-name="Standard"/>
      <text:p text:style-name="Standard">2 In diverse e-mails (zie bijlage 2) duidelijk gemaakt door mij, ik vind Moeders laatste levensfase in rust belangrijker dan ruzie maken over het verdelen spullen, 2 kapiteins op 1 schip gaat nu eenmaal niet. Ik vroeg ook dringend alle spullen die bij hem waren opgeslagen (!!)_omdat het huis eind maart 2022 leeg moest zijn, op te halen omdat ik niet meer gestoord wou worden met het verdelen. Ander probleem was dat mijn huis tijdelijk vol zat met 2 Oekraïense gevluchte gezinnen, en alle ruimte was nodig.</text:p>
      <text:p text:style-name="Standard"/>
      <text:p text:style-name="P2">Herbrand schrijft hier dat het huis eind maart 2022 leeg moest zijn. Mijn moeder en ik (llonka)</text:p>
      <text:p text:style-name="P2"><text:soft-page-break/>wisten daar niets van. Mijn moeder was op dat moment nog druk aan het proberen te lopen om weer</text:p>
      <text:p text:style-name="P2">terug te keren naar haar huis. Ze wist alleen dat de zolder opgeruimd was. We hoorden pas bij de</text:p>
      <text:p text:style-name="P2">mediation bespreking op 10 juni 2022 dat Herbrand en Wineke het huis 1 april in de verkoop wilden</text:p>
      <text:p text:style-name="P2">zetten. Mijn moeder werd in maart 2022 juist ontzettend boos op Herbrand dat hij een aantal</text:p>
      <text:p text:style-name="P2">schilderijen uit huis had gehaald. Toen hebben Herbrand en Wineke afstand genomen van huis, tuin</text:p>
      <text:p text:style-name="P2">en zorg voor mijn moeder.</text:p>
      <text:p text:style-name="Standard"/>
      <text:p text:style-name="Standard">Tot op heden heb ik me daaraan gehouden, en de beweringen in het verzoekschrift “ruzie tussen kinderen”, kan ik totaal niet plaatsen. Ik heb mijn uiterste best gedaan om ruzie te</text:p>
      <text:p text:style-name="Standard">vermijden.</text:p>
      <text:p text:style-name="Standard"/>
      <text:p text:style-name="Standard">Herbrand is helaas vaak de oorzaak van ruzie geweest binnen ons gezin. Van 2002 -2008 is er een</text:p>
      <text:p text:style-name="Standard">conflict tussen Herbrand en de rest van ons gezin (ook Wineke) geweest over het huisje Ameland.</text:p>
      <text:p text:style-name="Standard">Mijn ouders hebben Herbrand daardoor jaren niet gezien De briefwisseling tussen Herbrand en mijn</text:p>
      <text:p text:style-name="Standard">ouders kreeg ik allemaal van mijn ouders in kopie, (zie productie 7 Brieven Herbrand<text:span text:style-name="T2">_</text:span>ouders<text:span text:style-name="T2">_</text:span>Ameland)</text:p>
      <text:p text:style-name="Standard"/>
      <text:p text:style-name="Standard">Alleen een paar maanden later, nu op dringend verzoek van moeder, ben ik met tegenzin als</text:p>
      <text:p text:style-name="Standard">toehoorder naar een mediation bijeenkomst gegaan van Maatschappelijk Werkster Azami</text:p>
      <text:p text:style-name="Standard">op vrijdag 10 juni 2022. Aanwezig moeder, llonka, Herbrand en Azami. Die bijeenkomst</text:p>
      <text:p text:style-name="Standard">verliep boven verwachting, de verdeling zou gaan zoals vader vroeger voorstelde. Echter het</text:p>
      <text:p text:style-name="Standard">weekend erna was moeder al helemaal van slag, na contact met llonka3. Een gemiste kans</text:p>
      <text:p text:style-name="Standard">op een oplossing.</text:p>
      <text:p text:style-name="Standard"/>
      <text:p text:style-name="P2">Tijdens die bijeenkomst beloofde Herbrand de schilderijen terug te brengen, want dan pas hadden we allemaal een overzicht om een goede keuze te maken en kon er met de verdeling gestart worden. Na heel wat mailtjes heen en weer heeft de maatschappelijk werker van Amaris, Washma Azami, een verhuisbus geregeld om op 18 augustus 2023 de schilderijen, fotoboeken enz. op te halen. Die</text:p>
      <text:p text:style-name="P2">verhuisbus moest ze op laatste moment afzeggen, want Herbrand weigerde alsnog de spullen klaar te zetten.</text:p>
      <text:p text:style-name="Standard"/>
      <text:p text:style-name="Standard">In de maanden daarna ging llonka moeder voorhouden dat ik de opgeslagen 10 schilderijen <text:span text:style-name="T2">(4)</text:span></text:p>
      <text:p text:style-name="Standard">gestolen had. Het kwam haar kennelijk goed uit om de spullen niet op te halen, zoals ik rond</text:p>
      <text:p text:style-name="Standard">14 maart 2022 had verzocht, en zoals Maatschappelijk werkster op 10 juni 2022 en later op </text:p>
      <text:p text:style-name="Standard">7 augustus 2022 ook had bekrachtigd.</text:p>
      <text:p text:style-name="Standard"/>
      <text:p text:style-name="Standard"/>
      <text:p text:style-name="P2">Dit klopt niet, Herbrand vertikte het om de spullen klaar te zetten (zie voorgaande reactie van mij)</text:p>
      <text:p text:style-name="Standard"/>
      <text:p text:style-name="Standard"/>
      <text:p text:style-name="Standard">Helaas gebeurt dat regelmatig met llonka, van een gebeuren een draai eraan geven zodat het op een ruzie lijkt.</text:p>
      <text:p text:style-name="Standard"/>
      <text:p text:style-name="Standard">Moeder werd gek gemaakt dat zelfs alle (&gt;40) schilderijen door mij gestolen waren, en zelfs</text:p>
      <text:p text:style-name="Standard">op Ameland waren opgeslagen.</text:p>
      <text:p text:style-name="Standard"/>
      <text:p text:style-name="P2">De politie aangifte ging om 10 schilderijen met waarde van € 2420.-, fotoboeken en andere spullen met alleen emotionele waarde De correspondentie daarover is in productie 10 (schilderijen</text:p>
      <text:p text:style-name="P2">correspondentie) uitgebreid weergegeven.</text:p>
      <text:p text:style-name="Standard"/>
      <text:p text:style-name="Standard">Vervolgens vroeg llonka moeder om aangifte <text:span text:style-name="T2">(</text:span>5<text:span text:style-name="T2">)</text:span> bij de politie te doen. Daarna is llonk|a met</text:p>
      <text:p text:style-name="Standard"><text:soft-page-break/>moeder en deze politieaangifte naar een notaris gestapt die aangeraden werd door Maatschappelijk Werkster Azami, om het goede testament, nog met vader opgesteld, compleet te veranderen <text:span text:style-name="T2">(6)</text:span></text:p>
      <text:p text:style-name="Standard"/>
      <text:p text:style-name="P2">De door Herbrand geschetste volgorde en rolverdeling klopt niet. Mr. van Sinderen heeft de hele</text:p>
      <text:p text:style-name="P2">politie aangifte niet gezien.</text:p>
      <text:p text:style-name="P2">Niet Washma Azami maar ik heb een goede betrouwbare vrouwelijke (vrouwelijk wegens haar</text:p>
      <text:p text:style-name="P2">gehoor, mannen stemmen verstond mijn moeder niet of nauwelijks) notaris niet te ver van</text:p>
      <text:p text:style-name="P2">Theodotion benaderd.</text:p>
      <text:p text:style-name="P3">Omdat Herbrand de verhuis bus had geweigerd is mijn moeder op 18 augustus 2022 naar notaris van Sinderen gegaan. Ze wilde advies van haar over hoe de schilderijen terug te krijgen en mijn moeder wilde mij niet opzadelen met het executeurschap van haar nalatenschap met Herbrand als onbetrouwbare erfgenaam. Mijn moeder werd door mr. van Sinderen gelijk apart genomen, ze wilde</text:p>
      <text:p text:style-name="P2">dan maar gelijk het hele testament van 2008 met mijn moeder doornemen.</text:p>
      <text:p text:style-name="P2">Notaris van Sinderen raadde aan om een aangetekende brief naar Herbrand te sturen. Verder kon zij</text:p>
      <text:p text:style-name="P2">niets doen om de schilderijen en rest spullen terug te krijgen.</text:p>
      <text:p text:style-name="P2">Na heel wat vreemde mailtjes heen en weer, de correspondentie daarover is in productie 10</text:p>
      <text:p text:style-name="P2">(schilderijen correspondentie) uitgebreid weergegeven, is hem gemeld dat er aangifte bij de politie</text:p>
      <text:p text:style-name="P2">zou volgen. Herbrand vond het prima, maar weigerde nog telkens om de schilderijen enz. te laten</text:p>
      <text:p text:style-name="P2">ophalen.</text:p>
      <text:p text:style-name="P2">Op 12 okt 2022 is door een politie ambtenaar nog geprobeerd om met Herbrand te onderhandelen,</text:p>
      <text:p text:style-name="P2">want mijn moeder wilde aangifte tegen haar eigen zoon liever vermijden. Herbrand gaf aan het</text:p>
      <text:p text:style-name="P2">prima te vinden dat moeder aangifte ging doen.</text:p>
      <text:p text:style-name="Standard"/>
      <text:p text:style-name="Standard">Vanaf december 2022 kwam moeder in opstand tegen de grip van llonka, moeder wou het</text:p>
      <text:p text:style-name="Standard">vorige testament herstellen. Dat zei moeder tegen mij en tegen llonka. Ik heb moeder</text:p>
      <text:p text:style-name="Standard">daarna geholpen, iedere keer als zij mijn ondersteuning vroeg.</text:p>
      <text:p text:style-name="Standard"/>
      <text:p text:style-name="P2">Elke keer dat Herbrand langs kwam bij mijn moeder schoot ze in de stress. Herbrand wilde de</text:p>
      <text:p text:style-name="P2">jongste 3 kinderen een grotere vrijgestelde schenking geven. Ondertussen had hij notaris van Sinderen gebeld met het verzoek dat ze bij mijn moeder langs zou gaan. Met het (telefonisch door</text:p>
      <text:p text:style-name="P2">Mw. van Sinderen) maken van een afspraak ging het fout op 20 januari, want Mw. van Sinderen</text:p>
      <text:p text:style-name="P2">wilde dat geen van de kinderen wist op welke dag zij langs zou komen. Zie productie 20 le poging</text:p>
      <text:p text:style-name="P2">testamentwijziging 20-01-2023.</text:p>
      <text:p text:style-name="P2">Mijn moeder vroeg daarop of ik Mw. van Sinderen wilde bellen, ze was helemaal in paniek, want ze</text:p>
      <text:p text:style-name="P2">dacht dat Herbrand achter haar rug om haar testament wilde wijzigen.</text:p>
      <text:p text:style-name="P2">Mw. van Sinderen vertelde mij dat ze echt eerst volledig privé met mijn moeder wilde praten en dat</text:p>
      <text:p text:style-name="P2">bij een eventuele testamentwijziging zij een doktersverklaring over wilsbekwaamheid nodig had.</text:p>
      <text:p text:style-name="P2">Uiteindelijk loste het die middag vanzelf op omdat mijn moeder een paniek chat op Wordfeud zette,</text:p>
      <text:p text:style-name="P2">dat ze absoluut haar testament niet wilde wijzigen, (productie 20).</text:p>
      <text:p text:style-name="P2"/>
      <text:p text:style-name="Standard"/>
      <text:p text:style-name="Standard">Moeder heeft maandenlang geprobeerd onder de dwang van llonka uit te komen, de strijd werd steeds heviger, en er kwam op een gegeven moment, naast al het psychisc|h geweld, ook lichamelijk geweld van llonka richting moeder. Op 9 september 2023 barstte de bom,en llonka is nooit <text:span text:style-name="T3">(</text:span>7<text:span text:style-name="T3">)</text:span> meer bij moeder geweest tot aan haar overlijden op 27 november 2024.</text:p>
      <text:p text:style-name="Standard"/>
      <text:p text:style-name="P2">Dwang? Psychisch geweld?</text:p>
      <text:p text:style-name="P2">Ik kwam elke week een volledige dag bij mijn moeder. We gingen bijna altijd naar buiten, naar</text:p>
      <text:p text:style-name="P2">heide, park, markt, naar oogkliniek, gehoorcentrum. specialist enz. boodschapjes doen en daarna</text:p>
      <text:p text:style-name="P2">meestal een ijsje eten.</text:p>
      <text:p text:style-name="P2">Ook ging ik regelmatig mee met haar naar de fysio om haar vorderingen te bekijken of naar andere</text:p>
      <text:p text:style-name="P2"><text:soft-page-break/>activiteiten die door Theodotion werden georganiseerd. Bij slecht weer gingen we rummikuppen. foto albums kijken of tennis kijken. Mijn moeder was me telkens zeer dankbaar voor de leuke dag en nam altijd heel emotioneel afscheid van mij.</text:p>
      <text:p text:style-name="P2">Dit in tegenstelling tot Wineke en Herbrand. Zij waren met mijn moeder in die 21 maanden nog niet</text:p>
      <text:p text:style-name="P2">eens het terrein van Theodotion af geweest!</text:p>
      <text:p text:style-name="Standard"/>
      <text:p text:style-name="Standard">Twee weken voor deze 9 september, namelijk op 26 augustus, kreeg ik via de app Wordfeud</text:p>
      <text:p text:style-name="Standard">een noodoproep van Moeder, ik ben meteen naar Amaris gegaan. Toen ik om 12 uur de kamer van Moeder in kwam, was moeder in haar rolstoel helemaal tussen het bed en de muur ingeklemd onder de televisie en maakte afwerende gebaren, llonka probeerde moeder met geweld uit die positie te trekken. Toen llonka mij zag, schreeuwde ze “Donder Op, Donder Op”. Ik ben weggegaan naar restaurant en later naar huis gegaan <text:span text:style-name="T3">(8)</text:span>.</text:p>
      <text:p text:style-name="Standard"/>
      <text:p text:style-name="P2">Mijn moeder en ik waren rustig de aanvraag voor een wilsbekwaamheid onderzoek aan het invullen</text:p>
      <text:p text:style-name="P2">toen Herbrand binnenkwam, en mijn moeder had zelfs helemaal niet in de gaten dat hij met zijn</text:p>
      <text:p text:style-name="P2">aktetas binnen was gekomen. Ik heb hem inderdaad de deur gewezen. Herbrand is door de verpleging weggestuurd. Daarna hebben we er weer een gezellige middag van gemaakt. Haar deur van haar kamer moest op slot, want ze was als de dood dat Herbrand kwam om haar pas te stelen. Mijn kijk op de gebeurtenissen in die periode zijn beschreven in de producties 16 en 17.</text:p>
      <text:p text:style-name="Standard"/>
      <text:p text:style-name="Standard">llonka heeft 15 maanden de tijd gehad om het goed te maken. Dat zou voor haarzelf en voor</text:p>
      <text:p text:style-name="Standard">allen veel beter zijn geweest.</text:p>
      <text:p text:style-name="Standard"/>
      <text:p text:style-name="P2">In november 2023 is mijn le poging geweest via de chat van Wordfeud. Ze bleek volledig</text:p>
      <text:p text:style-name="P2">gemanipuleerd door Herbrand en Wineke. Ze wenste me van alles toe en ze wilde mij nooit meer</text:p>
      <text:p text:style-name="P2">zien. De 2de poging was een bloemetje te sturen met kerstmis. Ik ontving van het mailadres wat</text:p>
      <text:p text:style-name="P2">Herbrand in september 2023 geopend had en volledig in het beheer van Herbrand stond een heel kort koud bedankje. Vervolgens heb ik op 'Hofkertjes' (chatprogramma op haar iPad, dat door Wineke en ik 9 jaar lang dagelijks werd gebruikt voor de mantelzorg) geprobeerd haar uit te leggen wat we allemaal in ons hele leven samen beleefd hadden. Ik kreeg weer allemaal hatelijkheden naar me toe van haar. Wineke moest 'Hofkertjes' van haar iPad verwijderen. Mijn moeder was voor mij daarna niet meer te bereiken.</text:p>
      <text:p text:style-name="P2">De hoofdverpleegster heeft nog een paar keer geprobeerd om met haar hierover te praten. Maar mijn moeder wilde mij niet meer zien. Ik heb me toen maar voorgenomen om de tijd voor 9 sept 2023 te koesteren. In mijn ogen was mijn moeder volledig gemanipuleerd door Herbrand. Wineke en Luuk. De mogelijkheid om contact met haar te krijgen door langs te gaan heb ik uiteraard overwogen, maar voor de rust van mijn moeder toch maar verworpen. Ze zou niet kunnen bevatten dat Herbrand en Wineke haar gemanipuleerd hadden met van alles. In oktober 2024 is mijn dochter met haar gezin nog bij haar langs geweest. Mijn moeder vertelde toen dat ze boos op mij was omdat ik haar sieraden verkocht had aan een juwelier, (ze werd dus nog telkens bestookt met allemaal leugens om mij uit haar buurt te houden). Bij vertrek van mijn dochter moest ze hevig huilen toen ze de groeten aan mij deed.</text:p>
      <text:p text:style-name="Standard"/>
      <text:p text:style-name="Standard">Nog een opmerking over mijn bezoeken bij moeder. Om de indruk |die mogelijjk ontstaat bij</text:p>
      <text:p text:style-name="Standard">het lezen van het verzoekschrift te pareren:</text:p>
      <text:p text:style-name="Standard">Als ik bij moeder was, ging het zelden over financiën,</text:p>
      <text:p text:style-name="Standard"/>
      <text:p text:style-name="P4">Tegen de bewindvoerder heeft mijn moeder in februari 2024 nog gezegd dat ze met Herbrand elke keer over haar financiën sprak </text:p>
      <text:p text:style-name="P5"/>
      <text:p text:style-name="P5"/>
      <text:p text:style-name="P5"><text:soft-page-break/>en als dat wel bovenkwam dan was het moeder die ermee kwam. We hadden vele leuke onderwerpen:</text:p>
      <text:p text:style-name="Standard">•Oud Den Haag</text:p>
      <text:p text:style-name="Standard">•Jeugdherberg Vakanties moeder en vader</text:p>
      <text:p text:style-name="Standard">•Ons Familie Monument Ameland H<text:span text:style-name="T3">etFreuleHuuske (10)</text:span></text:p>
      <text:p text:style-name="Standard"/>
      <text:p text:style-name="P2">Het levenswerk van mijn ouders, waar ze doordat Herbrand zich niet aan het contract hield vanaf</text:p>
      <text:p text:style-name="P2">2002 geen voet meer in het huisje konden zetten. Herbrand heeft daarmee de laatste 10 jaar van mijn vaders leven verpest. Zie productie 7 Brieven Herbrand_ouders_Ameland en productie 8 Kwestie Ameland</text:p>
      <text:p text:style-name="P2"/>
      <text:p text:style-name="Standard">En ik heb nooit negatief over llonka gesproken! Daar heeft ze ook duidelijk geen enkel</text:p>
      <text:p text:style-name="Standard">bewijs voor kunnen leveren.</text:p>
      <text:p text:style-name="Standard"/>
      <text:p text:style-name="Standard">Ik kan juist prima aantonen dat Herbrand mijn moeder tegen mij opzette:</text:p>
      <text:p text:style-name="Standard"/>
      <text:p text:style-name="P2">Alle chats op 27 aug, 2 sept en 9 sept tussen Herbrand en mijn moeder heb ik foto’s van gemaakt.</text:p>
      <text:p text:style-name="P4">Zie producties 16-17-18.</text:p>
      <text:p text:style-name="P4">Herbrand heeft zelfs van ‘Veilig Thuis’ een berisping gekregen dat hij moest stoppen met</text:p>
      <text:p text:style-name="P2">kwaadspreken over mij tegen mijn moeder.</text:p>
      <text:p text:style-name="P6"/>
      <text:p text:style-name="P6">"Gerapporteerd op14-11-2023 10:30 "vanuit het MD</text:p>
      <text:p text:style-name="P6">Uitvoerig gesprek gehad met Veilig Thuis</text:p>
      <text:p text:style-name="P6">(geanonimiseerd: medewerker Veilig Thuis) heeft alle kinderen gesproken.</text:p>
      <text:p text:style-name="P6">(geanonimiseerd: medewerker Veilig Thuis) heeft aan de zoon/ de heer Hofker gevraagd om te stoppen met negatieve beïnvloeding van moeder. Gebeurd dit niet, dan is Veilig Thuis genoodzaakt om toegangsverbod aan familie op te leggen.</text:p>
      <text:p text:style-name="Standard"><text:span text:style-name="T4">De heer heeft met (geanonimiseerd: medewerker Veilig Thuis) afgesproken om hiermee te stoppen.</text:span> ”</text:p>
      <text:p text:style-name="P2"/>
      <text:p text:style-name="P2">Maar Herbrand is gewoon doorgegaan om mij zwart te maken bij onze moeder.</text:p>
      <text:p text:style-name="Standard"/>
      <text:p text:style-name="Standard"/>
      <text:p text:style-name="P1">Lelystad, 5 februari 2025</text:p>
      <text:p text:style-name="Standard"/>
      <text:p text:style-name="Standard">Edelachtbare Heer/Mevrouw</text:p>
      <text:p text:style-name="Standard"/>
      <text:p text:style-name="Standard">Als mijn moeder nog geleefd had, dan had ik om 11 uur op 14 februari een voordracht</text:p>
      <text:p text:style-name="Standard">gehouden bij verpleeginrichting Amaris, met als onderwerp “Mijn vader, ASML, Kwantum</text:p>
      <text:p text:style-name="Standard">Velden Theorie, Bewustzijn, leven en dood”. Mijn moeder zag daar naar uit, en wilde nog</text:p>
      <text:p text:style-name="Standard">minstens dit meemaken. Het is ons niet gegund.</text:p>
      <text:p text:style-name="Standard"/>
      <text:p text:style-name="Standard">Waar we nu voor bij elkaar komen bij u staat in schril contrast hiermee.</text:p>
      <text:p text:style-name="Standard"/>
      <text:p text:style-name="Standard">Ik (Herbrand) wil u op de hoogte brengen wat ik meegemaakt heb de afgelopen 3 jaar. Ik vind</text:p>
      <text:p text:style-name="Standard">deze achtergrondinformatie belangrijk als u het verzoekschrift gaat lezen.</text:p>
      <text:p text:style-name="Standard">Moeder had tot 2 keer toe haar heup gebroken najaar 2021, en llonka besloot in december</text:p>
      <text:p text:style-name="Standard">2021 <text:span text:style-name="T3">(1)</text:span> dat de ouderlijke woningverkocht moest worden. Vervolgens gingen Wineke en ik de</text:p>
      <text:p text:style-name="Standard">woning aan het klaarmaken voor de verkoop, wat heel leuk werk was met alle herinneringen</text:p>
      <text:p text:style-name="Standard">die we tegenkwamen, llonka was ook welkom en kwam af en toe langs.</text:p>
      <text:p text:style-name="Standard">Op 12 februari 2022 was ik getuige van een handeling van llonka, die een object meenam uit</text:p>
      <text:p text:style-name="Standard">de verdeling dat bedoeld was voor Wineke. Het object, alleen emotionele waarde, was</text:p>
      <text:p text:style-name="Standard">gespreksonderwerp de week ervoor en de 2 weken erna. Als oudste van de familie voelde ik</text:p>
      <text:p text:style-name="Standard">me verplicht om dit probleem tussen zussen glad te strijken, en maakte een afspraak met</text:p>
      <text:p text:style-name="Standard"/>
      <text:p text:style-name="Standard">llonka op 3 maart 2022, bij Motel de Witte Bergen om tot een situatie te komen “zand</text:p>
      <text:p text:style-name="Standard">erover”, en moeder in haar laatste levensfase hier niet mee te belasten.</text:p>
      <text:p text:style-name="Standard"/>
      <text:p text:style-name="Standard">Helaas verliep dit gesprek ging geheel niet zoals ik gehoopt had. Naar aanleiding van dit</text:p>
      <text:p text:style-name="Standard">zeer vervelende gesprek heb ik advies ingewonnen voor Conflict Management in de</text:p>
      <text:p text:style-name="Standard">familiesfeer, en na veel beraad was het advies om de contacten met llonka te</text:p>
      <text:p text:style-name="Standard"/>
      <text:p text:style-name="Standard">minimaliseren en uit het verdelingsproces te stappen. Dit heb ik op 12 maart 2022 gedaan2,</text:p>
      <text:p text:style-name="Standard">vooral omwille van de rust van moeder in haar laatste levensfase.</text:p>
      <text:p text:style-name="Standard"/>
      <text:p text:style-name="Standard">1 Eigenlijk alle 3 kinderen besloten dit, maar zie de e-mail bijlage 1, het moet niette lang duren (llonka)</text:p>
      <text:p text:style-name="Standard">2 In diverse e-mails (zie bijlage 2) duidelijk gemaakt door mij, ik vind Moeders laatste levensfase in rust</text:p>
      <text:p text:style-name="Standard">belangrijker dan ruzie maken over het verdelen spullen, 2 kapiteins op 1 schip gaat nu eenmaal niet. Ik vroeg</text:p>
      <text:p text:style-name="Standard">ook dringend alle spullen die bij hem waren opgeslagen (!!)_omdat het huis eind maart 2022 leeg moest zijn,</text:p>
      <text:p text:style-name="Standard">op te halen omdat ik niet meer gestoord wou worden met het verdelen. Ander probleem was dat mijn huis tijdelijk vol zat met 2 Oekraïense gevluchte gezinnen, en alle ruimtewas nodig.</text:p>
      <text:p text:style-name="Standard"/>
      <text:p text:style-name="Standard"/>
      <text:p text:style-name="P1">Tot op heden heb ik me daaraan gehouden, en de beweringen in het verzoekschrift “ruzie</text:p>
      <text:p text:style-name="Standard">tussen kinderen”, kan iktotaal niet plaatsen. Ik heb mijn uiterste best gedaan om ruzie te</text:p>
      <text:p text:style-name="Standard"/>
      <text:p text:style-name="Standard">vermijden.</text:p>
      <text:p text:style-name="Standard">Alleen een paar maanden later, nu op dringend verzoek van moeder, ben ik met tegenzin als</text:p>
      <text:p text:style-name="Standard">toehoorder naar een mediation bijeenkomst gegaan van Maatschappelijk Werkster Azami</text:p>
      <text:p text:style-name="Standard"/>
      <text:p text:style-name="Standard">op vrijdag 10 juni 2022. Aanwezig moeder, llonka, Herbrand en Azami. Die bijeenkomst</text:p>
      <text:p text:style-name="Standard"/>
      <text:p text:style-name="Standard">verliep boven verwachting, de verdeling zou gaan zoals vader vroeger voorstelde. Echter het</text:p>
      <text:p text:style-name="Standard">weekend erna was moeder al helemaal van slag, na contact met llonka3. Een gemiste kans</text:p>
      <text:p text:style-name="Standard">op een oplossing.</text:p>
      <text:p text:style-name="Standard"/>
      <text:p text:style-name="Standard">In de maanden daarna ging llonka moeder voorhouden dat ik de opgeslagen 10 schilderijen4</text:p>
      <text:p text:style-name="Standard">gestolen had. Het kwam haar kennelijk goed uit om de spullen niet op te halen, zoals ik rond</text:p>
      <text:p text:style-name="Standard">14 maart 2022 had verzocht, en zoals Maatschappelijk werkster op 10 juni 2022 en later op</text:p>
      <text:p text:style-name="Standard">7 augustus 2022 ook had bekrachtigd.</text:p>
      <text:p text:style-name="Standard">Helaas gebeurt dat regelmatig met llonka, van een gebeuren een draai eraan geven zodat</text:p>
      <text:p text:style-name="Standard">het op een ruzie lijkt.</text:p>
      <text:p text:style-name="Standard"/>
      <text:p text:style-name="Standard">Moeder werd gek gemaakt dat zelfs alle (&gt;40) schilderijen door mij gestolen waren, en zelfs</text:p>
      <text:p text:style-name="Standard">op Ameland waren opgeslagen.</text:p>
      <text:p text:style-name="Standard"/>
      <text:p text:style-name="Standard">Vervolgens vroeg llonka moeder om aangifte5 bij de politie te doen. Daarna is llonka met</text:p>
      <text:p text:style-name="Standard">moeder en deze politieaangifte naar een notaris gestapt die aangeraden werd door</text:p>
      <text:p text:style-name="Standard"/>
      <text:p text:style-name="Standard">Maatschappelijk Werkster Azami, om het goede testament, nog met vader opgesteld,</text:p>
      <text:p text:style-name="Standard"/>
      <text:p text:style-name="Standard">compleet te veranderen6.</text:p>
      <text:p text:style-name="Standard">Vanaf december 2022 kwam moeder in opstand tegen de grip van llonka, moeder wou het</text:p>
      <text:p text:style-name="Standard">vorige testament herstellen. Dat zei moeder tegen mij en tegen llonka. Ik heb moeder</text:p>
      <text:p text:style-name="Standard">daarna geholpen, iedere keer als zij mijn ondersteuning vroeg.</text:p>
      <text:p text:style-name="Standard"/>
      <text:p text:style-name="Standard">Ik meen deze hulp integer gedaan te hebben, op dezelfde manier zoals bij banken</text:p>
      <text:p text:style-name="Standard">voorgeschreven wordt aan de medewerkers: de klant staat voorop. Zie de bankeed die ik</text:p>
      <text:p text:style-name="Standard">ook in mijn loopbaan een aantal malen heb moeten doen.</text:p>
      <text:p text:style-name="Standard"/>
      <text:p text:style-name="Standard">Moeder heeft maandenlang geprobeerd onder de dwang van llonka uit te komen, de strijd</text:p>
      <text:p text:style-name="Standard">werd steeds heviger, en er kwam op een gegeven moment, naast al het psychisch geweld,</text:p>
      <text:p text:style-name="Standard"/>
      <text:p text:style-name="Standard">3 Deze afspraak is herhaald op 7 augustus door Maatschappelijk werkster Azami Zie eerste e-mail in bijlage 7</text:p>
      <text:p text:style-name="Standard">bij het verweerschrift</text:p>
      <text:p text:style-name="Standard">4 Ik had 10 schilderijen, waar niemand geïnteresseerd in was, opgeslagen, het huis moest leeg. Zie bijlage 7 bij</text:p>
      <text:p text:style-name="Standard">het verweerschrift.</text:p>
      <text:p text:style-name="Standard">5 Zie verzoekschrift productie 14</text:p>
      <text:p text:style-name="Standard">6 Zie verzoekschrift productie 2, Vader keert zich om in zijn graf</text:p>
      <text:p text:style-name="Standard"/>
      <text:p text:style-name="Standard"/>
      <text:p text:style-name="P1">ook lichamelijk geweld van llonka richting moeder. Op 9 september 2023 barstte de bom,</text:p>
      <text:p text:style-name="Standard">en llonka is nooit7 meer bij moeder geweest tot aan haar overlijden op 27 november 2024.</text:p>
      <text:p text:style-name="Standard"/>
      <text:p text:style-name="Standard">Twee weken voor deze 9 september, namelijk op 26 augustus, kreeg ik via de app Wordfeud</text:p>
      <text:p text:style-name="Standard">een noodoproep van Moeder, ik ben meteen naarAmaris gegaan. Toen ik om 12 uur de</text:p>
      <text:p text:style-name="Standard">kamer van Moeder in kwam, was moeder in haar rolstoel helemaal tussen het bed en de</text:p>
      <text:p text:style-name="Standard"/>
      <text:p text:style-name="Standard">muur ingeklemd onder de televisie en maakte afwerende gebaren, llonka probeerde</text:p>
      <text:p text:style-name="Standard"/>
      <text:p text:style-name="Standard">moeder met geweld uit die positie te trekken. Toen llonka mij zag, schreeuwde ze “Donder</text:p>
      <text:p text:style-name="Standard"/>
      <text:p text:style-name="Standard">Op, Donder Op”. Ik ben weggegaan naar restaurant en later naar huis gegaan8.</text:p>
      <text:p text:style-name="Standard">Ook wil ik u mededelen dat wat in het huidige testament staat een weergave is zoals</text:p>
      <text:p text:style-name="Standard"/>
      <text:p text:style-name="Standard">moeder dit sinds 9 september 2023 uitdrukkelijk wenste. Bijna wekelijks herhaalde ze dit</text:p>
      <text:p text:style-name="Standard">tegen mij, en ze was daar tot haar levenseinde consequent in. Ook waarschuwde ze ons</text:p>
      <text:p text:style-name="Standard"/>
      <text:p text:style-name="Standard">voor de hardheid van llonka.</text:p>
      <text:p text:style-name="Standard">Moeder wilde Wineke als mede executeur, en tegen Wineke heeft moeder gezegd:</text:p>
      <text:p text:style-name="Standard"/>
      <text:p text:style-name="Standard">Controleer Herbrand. Ik juich ditooktoe, ik doe dit erg graag samen met Wineke.</text:p>
      <text:p text:style-name="Standard">Postuum heeft moeder ook nog een boodschap9 achtergelaten in haar laatje. De bedoeling</text:p>
      <text:p text:style-name="Standard">is duidelijk.</text:p>
      <text:p text:style-name="Standard">Om een verweer op te stellen tegen dit uitgebreide verzoekschrift viel me erg zwaar. Onze</text:p>
      <text:p text:style-name="Standard"/>
      <text:p text:style-name="Standard">jurist Mare van Rosmalen heeft dit verwerkt in zijn betoog.</text:p>
      <text:p text:style-name="Standard">llonka heeft 15 maanden de tijd gehad om het goed te maken. Dat zou voor haarzelf en voor</text:p>
      <text:p text:style-name="Standard"/>
      <text:p text:style-name="Standard">allen veel beter zijn geweest.</text:p>
      <text:p text:style-name="Standard">Nog een opmerking over mijn bezoeken bij moeder. Om de indruk die mogelijk ontstaat bij</text:p>
      <text:p text:style-name="Standard">het lezen van het verzoekschrift te pareren:</text:p>
      <text:p text:style-name="Standard"/>
      <text:p text:style-name="Standard">Als ik bij moeder was, ging het zelden over financiën, en als dat wel bovenkwam dan was</text:p>
      <text:p text:style-name="Standard">het moeder die ermee kwam. We hadden vele leuke onderwerpen:</text:p>
      <text:p text:style-name="Standard"/>
      <text:p text:style-name="Standard">•</text:p>
      <text:p text:style-name="Standard"/>
      <text:p text:style-name="Standard">Oud Den Haag</text:p>
      <text:p text:style-name="Standard"/>
      <text:p text:style-name="Standard">•</text:p>
      <text:p text:style-name="Standard"/>
      <text:p text:style-name="Standard">Jeugdherberg Vakanties moeder en vader</text:p>
      <text:p text:style-name="Standard"/>
      <text:p text:style-name="Standard">•</text:p>
      <text:p text:style-name="Standard"/>
      <text:p text:style-name="Standard">Ons Familie Monument Ameland Het Freule Huuske10</text:p>
      <text:p text:style-name="Standard"/>
      <text:p text:style-name="Standard">•</text:p>
      <text:p text:style-name="Standard"/>
      <text:p text:style-name="Standard">Grootvader Hendrik Spaan en zijn historie. Ik heb die maanden een website over</text:p>
      <text:p text:style-name="Standard"/>
      <text:p text:style-name="Standard">hem gemaakt. Zie: Collectie Hendrik Spaan11</text:p>
      <text:p text:style-name="Standard"><text:soft-page-break/></text:p>
      <text:p text:style-name="Standard">7 Alleen op 25 November 2024 toen moeder al in coma was</text:p>
      <text:p text:style-name="Standard">8 Zie bijlage 3</text:p>
      <text:p text:style-name="Standard">9 Zie bijlage 4, briefje Mam gevonden middag van sterfdag mam</text:p>
      <text:p text:style-name="Standard">10 https://herbrandhofker.github.io/hetfreulehuuske/</text:p>
      <text:p text:style-name="Standard">11 https://hendrikspaan.glthub.io/haagseschool/</text:p>
      <text:p text:style-name="Standard"/>
      <text:p text:style-name="Standard"/>
      <text:p text:style-name="P1">Zonnepanelen en Warmtepompen (mijn Oekraïners installeerden dat ook in Laren)</text:p>
      <text:p text:style-name="Standard"/>
      <text:p text:style-name="Standard">Frederico Fagin (zieyoutube), uitvinder van de CPU, werk gerelateerd aan wat vader</text:p>
      <text:p text:style-name="Standard">deed.</text:p>
      <text:p text:style-name="Standard"/>
      <text:p text:style-name="Standard">Bewustzijn, Kwantum Velden Theorie, Fagin en ASML</text:p>
      <text:p text:style-name="Standard">Het promotieonderzoekvan mijn vader, waar technologisch gezien, ASML uit</text:p>
      <text:p text:style-name="Standard">voortgekomen is.</text:p>
      <text:p text:style-name="Standard"/>
      <text:p text:style-name="Standard">Ik had afspraken om in februari 2025 een voordracht te houden bij Amaris over Fagin,</text:p>
      <text:p text:style-name="Standard">ASML, en vader. Contactpersoon Ingrid Kooyi.kooy@amaris.nl 06-27880223. De</text:p>
      <text:p text:style-name="Standard">hoofdlijnen van deze voordracht heb ik met moeder al doorgenomen, de afgelopen</text:p>
      <text:p text:style-name="Standard">maanden.</text:p>
      <text:p text:style-name="Standard"/>
      <text:p text:style-name="Standard">Daarnaast wandelingen, hondje mee, ergens koffiedrinken of lunchen.</text:p>
      <text:p text:style-name="Standard">En ik heb nooit negatief over llonka gesproken! Daar heeft ze ook duidelijk geen enkel</text:p>
      <text:p text:style-name="Standard">bewijs voor kunnen leveren.</text:p>
      <text:p text:style-name="Standard"/>
      <text:p text:style-name="Standard">Hoogachtend,</text:p>
      <text:p text:style-name="Standard"/>
      <text:p text:style-name="Standard">Herbrand Hendrik Hofker</text:p>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26T21:12:52.184188185</meta:creation-date>
    <dc:date>2025-07-26T21:46:27.009012339</dc:date>
    <meta:editing-duration>PT11M26S</meta:editing-duration>
    <meta:editing-cycles>2</meta:editing-cycles>
    <meta:generator>LibreOffice/25.2.5.2$Linux_X86_64 LibreOffice_project/fb4792146257752f54eab576deb869869b108571</meta:generator>
    <meta:document-statistic meta:table-count="0" meta:image-count="0" meta:object-count="0" meta:page-count="11" meta:paragraph-count="252" meta:word-count="3816" meta:character-count="22772" meta:non-whitespace-character-count="19205"/>
  </office:meta>
</office:document-meta>
</file>